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dArguments.parse( @ Nullable String agent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rsedArguments.getIgnored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Agent.premain( @ Nullable String agentArgs , Instrumentation in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HintsAgent.is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Arguments.ParsedArguments( List &lt; String &gt; instrumentedPackages , List &lt; String &gt; ignored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dArguments.getInstrumented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Agent.RuntimeHints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